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fo:font-size="8pt" style:font-size-asian="8pt" style:font-size-complex="8pt"/>
    </style:style>
    <style:style style:name="P2" style:family="paragraph" style:parent-style-name="Preformatted_20_Text" style:list-style-name="L1">
      <style:paragraph-properties fo:margin-top="0cm" fo:margin-bottom="0.499cm" style:contextual-spacing="false"/>
      <style:text-properties fo:font-size="8pt" style:font-size-asian="8pt" style:font-size-complex="8pt"/>
    </style:style>
    <style:style style:name="P3" style:family="paragraph" style:parent-style-name="Preformatted_20_Text" style:list-style-name="L1">
      <style:paragraph-properties fo:margin-top="0cm" fo:margin-bottom="0.499cm" style:contextual-spacing="false"/>
      <style:text-properties fo:font-size="14pt" officeooo:rsid="0005a1cb" officeooo:paragraph-rsid="0005a1cb" style:font-size-asian="12.25pt" style:font-size-complex="14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fo:font-size="8pt" style:font-size-asian="8pt" style:font-size-complex="8pt"/>
    </style:style>
    <style:style style:name="P7" style:family="paragraph" style:parent-style-name="Text_20_body">
      <style:paragraph-properties fo:margin-top="0cm" fo:margin-bottom="0cm" style:contextual-spacing="false"/>
      <style:text-properties fo:font-size="8pt" style:font-size-asian="8pt" style:font-size-complex="8pt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fo:font-size="14pt" style:font-size-asian="12.25pt" style:font-size-complex="14pt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fo:font-size="14pt" officeooo:paragraph-rsid="00066133" style:font-size-asian="12.25pt" style:font-size-complex="14pt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fo:font-size="14pt" officeooo:paragraph-rsid="0008931a" style:font-size-asian="12.25pt" style:font-size-complex="14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fo:font-size="14pt" officeooo:rsid="0005a1cb" officeooo:paragraph-rsid="0005a1cb" style:font-size-asian="12.25pt" style:font-size-complex="14pt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fo:font-size="14pt" officeooo:rsid="0008931a" officeooo:paragraph-rsid="0008931a" style:font-size-asian="12.25pt" style:font-size-complex="14pt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fo:font-size="14pt" officeooo:rsid="000a406a" officeooo:paragraph-rsid="000a406a" style:font-size-asian="12.25pt" style:font-size-complex="14pt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fo:font-size="12pt" style:font-size-asian="10.5pt" style:font-size-complex="12pt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fo:font-size="12pt" officeooo:paragraph-rsid="0008931a" style:font-size-asian="10.5pt" style:font-size-complex="12pt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fo:font-size="12pt" officeooo:rsid="000a406a" officeooo:paragraph-rsid="000a406a" style:font-size-asian="12pt" style:font-size-complex="12pt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fo:font-size="12pt" officeooo:paragraph-rsid="000a406a" style:font-size-asian="12pt" style:font-size-complex="12pt"/>
    </style:style>
    <style:style style:name="P18" style:family="paragraph" style:parent-style-name="Text_20_body" style:list-style-name="L1">
      <style:text-properties fo:font-size="12pt" officeooo:paragraph-rsid="000b538d" style:font-size-asian="12pt" style:font-size-complex="12pt"/>
    </style:style>
    <style:style style:name="P19" style:family="paragraph" style:parent-style-name="Text_20_body" style:list-style-name="L1">
      <style:text-properties fo:font-size="12pt" officeooo:rsid="000b538d" officeooo:paragraph-rsid="000b538d" style:font-size-asian="12pt" style:font-size-complex="12pt"/>
    </style:style>
    <style:style style:name="P20" style:family="paragraph" style:parent-style-name="Text_20_body" style:list-style-name="L1">
      <style:text-properties fo:font-size="12pt" officeooo:rsid="000b538d" officeooo:paragraph-rsid="000d2e17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fo:font-size="12pt" officeooo:rsid="000e89a7" officeooo:paragraph-rsid="000e89a7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0a406a" style:font-size-asian="8pt" style:font-size-complex="8pt"/>
    </style:style>
    <style:style style:name="T3" style:family="text">
      <style:text-properties officeooo:rsid="00066133"/>
    </style:style>
    <style:style style:name="T4" style:family="text">
      <style:text-properties officeooo:rsid="0006fee5"/>
    </style:style>
    <style:style style:name="T5" style:family="text">
      <style:text-properties officeooo:rsid="0008931a"/>
    </style:style>
    <style:style style:name="T6" style:family="text">
      <style:text-properties officeooo:rsid="000a406a"/>
    </style:style>
    <style:style style:name="T7" style:family="text">
      <style:text-properties fo:language="ru" fo:country="RU"/>
    </style:style>
    <style:style style:name="T8" style:family="text">
      <style:text-properties officeooo:rsid="000b538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64570383" text:style-name="L1">
        <text:list-item>
          <text:p text:style-name="P5"><text:span text:style-name="T1">Какой системный вызов делает команда </text:span><text:span text:style-name="Source_20_Text"><text:span text:style-name="T1">cd</text:span></text:span><text:span text:style-name="T1">? В прошлом ДЗ мы выяснили, что </text:span><text:span text:style-name="Source_20_Text"><text:span text:style-name="T1">cd</text:span></text:span><text:span text:style-name="T1"> не является самостоятельной программой, это </text:span><text:span text:style-name="Source_20_Text"><text:span text:style-name="T1">shell builtin</text:span></text:span><text:span text:style-name="T1">, поэтому запустить </text:span><text:span text:style-name="Source_20_Text"><text:span text:style-name="T1">strace</text:span></text:span><text:span text:style-name="T1"> непосредственно на </text:span><text:span text:style-name="Source_20_Text"><text:span text:style-name="T1">cd</text:span></text:span><text:span text:style-name="T1"> не получится. Тем не менее, вы можете запустить </text:span><text:span text:style-name="Source_20_Text"><text:span text:style-name="T1">strace</text:span></text:span><text:span text:style-name="T1"> на </text:span><text:span text:style-name="Source_20_Text"><text:span text:style-name="T1">/bin/bash -c 'cd /tmp'</text:span></text:span><text:span text:style-name="T1">. В этом случае вы увидите полный список системных вызовов, которые делает сам </text:span><text:span text:style-name="Source_20_Text"><text:span text:style-name="T1">bash</text:span></text:span><text:span text:style-name="T1"> при старте. Вам нужно найти тот единственный, который относится именно к </text:span><text:span text:style-name="Source_20_Text"><text:span text:style-name="T1">cd</text:span></text:span><text:span text:style-name="T1">. </text:span></text:p>
          <text:p text:style-name="P11">Ответ: chdir("/tmp")</text:p>
        </text:list-item>
      </text:list>
      <text:p text:style-name="P7"/>
      <text:list xml:id="list221317791548738" text:continue-numbering="true" text:style-name="L1">
        <text:list-item>
          <text:p text:style-name="P4"><text:span text:style-name="T1">Попробуйте использовать команду </text:span><text:span text:style-name="Source_20_Text"><text:span text:style-name="T1">file</text:span></text:span><text:span text:style-name="T1"> на объекты разных типов на файловой системе. Например: </text:span></text:p>
          <text:p text:style-name="P1">vagrant@netology1:~$ file /dev/tty</text:p>
          <text:p text:style-name="P1">/dev/tty: character special (5/0)</text:p>
          <text:p text:style-name="P1">vagrant@netology1:~$ file /dev/sda</text:p>
          <text:p text:style-name="P1">/dev/sda: block special (8/0)</text:p>
          <text:p text:style-name="P1">vagrant@netology1:~$ file /bin/bash</text:p>
          <text:p text:style-name="P2">/bin/bash: ELF 64-bit LSB shared object, x86-64</text:p>
          <text:p text:style-name="P3">Ответ: </text:p>
          <text:p text:style-name="P3">strace -e trace=openat file /dev/tty</text:p>
          <text:p text:style-name="P3">openat(AT_FDCWD, "/usr/share/misc/magic.mgc", O_RDONLY) = 3</text:p>
          <text:p text:style-name="P3">база находиться в /usr/share/misc/magic.mgc</text:p>
          <text:p text:style-name="P5"><text:span text:style-name="T1">Используя </text:span><text:span text:style-name="Source_20_Text"><text:span text:style-name="T1">strace</text:span></text:span><text:span text:style-name="T1"> выясните, где находится база данных </text:span><text:span text:style-name="Source_20_Text"><text:span text:style-name="T1">file</text:span></text:span><text:span text:style-name="T1"> на основании которой она делает свои догадки. </text:span></text:p>
        </text:list-item>
        <text:list-item>
          <text:p text:style-name="P6">Предположим, приложение пишет лог в текстовый файл. Этот файл оказался удален (deleted в lsof), однако возможности сигналом сказать приложению переоткрыть файлы или просто перезапустить приложение – нет. Так как приложение продолжает писать в удаленный файл, место на диске постепенно заканчивается. Основываясь на знаниях о перенаправлении потоков предложите способ обнуления открытого удаленного файла (чтобы освободить место на файловой системе). </text:p>
          <text:p text:style-name="P9"><text:span text:style-name="T3">Ответ:</text:span></text:p>
          <text:p text:style-name="P9">ping google.com &gt; /tmp/test_ping &amp;</text:p>
          <text:p text:style-name="P8">/usr/bin/rm /tmp/test_ping </text:p>
          <text:p text:style-name="P8">ps -o pid,cmd|grep ping</text:p>
          <text:list>
            <text:list-header>
              <text:p text:style-name="P8">39729 ping google.com</text:p>
            </text:list-header>
          </text:list>
          <text:p text:style-name="P8">sudo lsof -p 39729|grep test_ping</text:p>
          <text:list text:continue-numbering="true">
            <text:list-header>
              <text:p text:style-name="P8">ping <text:s text:c="3"/>39729 alexey <text:s text:c="3"/>1w <text:s text:c="2"/>REG <text:s text:c="3"/>8,1 <text:s text:c="3"/>44927 <text:s/>1585443 /tmp/test_ping (deleted)</text:p>
            </text:list-header>
          </text:list>
          <text:p text:style-name="P8">sudo bash -c 'echo &gt; /proc/39729/fd/1'</text:p>
        </text:list-item>
      </text:list>
      <text:p text:style-name="P7"/>
      <text:p text:style-name="P7"/>
      <text:list xml:id="list221319612248077" text:continue-numbering="true" text:style-name="L1">
        <text:list-item>
          <text:p text:style-name="P6">Занимают ли зомби-процессы какие-то ресурсы в ОС (CPU, RAM, IO)? </text:p>
          <text:p text:style-name="P10"><text:span text:style-name="T5">Ответ: </text:span></text:p>
          <text:p text:style-name="P10">Зомби не занимают <text:span text:style-name="T4">ресурсы</text:span>, но блокируют записи в таблице процессов, размер которой ограничен для каждого пользователя и системы в целом</text:p>
        </text:list-item>
        <text:list-item>
          <text:p text:style-name="P4"><text:span text:style-name="T1">В iovisor BCC есть утилита </text:span><text:span text:style-name="Source_20_Text"><text:span text:style-name="T1">opensnoop</text:span></text:span><text:span text:style-name="T1">: </text:span></text:p>
          <text:p text:style-name="P1">root@vagrant:~# dpkg -L bpfcc-tools | grep sbin/opensnoop</text:p>
          <text:p text:style-name="P2">/usr/sbin/opensnoop-bpfcc</text:p>
          <text:p text:style-name="P5"><text:span text:style-name="T1">На какие файлы вы увидели вызовы группы </text:span><text:span text:style-name="Source_20_Text"><text:span text:style-name="T1">open</text:span></text:span><text:span text:style-name="T1"> за первую секунду работы утилиты? Воспользуйтесь пакетом </text:span><text:span text:style-name="Source_20_Text"><text:span text:style-name="T1">bpfcc-tools</text:span></text:span><text:span text:style-name="T1"> для Ubuntu 20.04. Дополнительные </text:span><text:a xlink:type="simple" xlink:href="https://github.com/iovisor/bcc/blob/master/INSTALL.md" text:style-name="Internet_20_link" text:visited-style-name="Visited_20_Internet_20_Link"><text:span text:style-name="T1">сведения по установке</text:span></text:a><text:span text:style-name="T1">. </text:span></text:p>
          <text:p text:style-name="P15"><text:span text:style-name="T5">Ответ:</text:span></text:p>
          <text:p text:style-name="P15">root@vagrant:/home/vagrant# opensnoop-bpfcc -d 1</text:p>
          <text:p text:style-name="P14"><text:soft-page-break/>PID <text:s text:c="3"/>COMM <text:s text:c="14"/>FD ERR PATH</text:p>
          <text:p text:style-name="P14">915 <text:s text:c="3"/>vminfo <text:s text:c="13"/>4 <text:s text:c="2"/>0 /var/run/utmp</text:p>
          <text:p text:style-name="P14">663 <text:s text:c="3"/>dbus-daemon <text:s text:c="7"/>-1 <text:s text:c="2"/>2 /usr/local/share/dbus-1/system-services</text:p>
          <text:p text:style-name="P14">663 <text:s text:c="3"/>dbus-daemon <text:s text:c="7"/>19 <text:s text:c="2"/>0 /usr/share/dbus-1/system-services</text:p>
          <text:p text:style-name="P14">663 <text:s text:c="3"/>dbus-daemon <text:s text:c="7"/>-1 <text:s text:c="2"/>2 /lib/dbus-1/system-services</text:p>
          <text:p text:style-name="P14">663 <text:s text:c="3"/>dbus-daemon <text:s text:c="7"/>19 <text:s text:c="2"/>0 /var/lib/snapd/dbus-1/system-services/</text:p>
          <text:p text:style-name="P14">915 <text:s text:c="3"/>vminfo <text:s text:c="13"/>4 <text:s text:c="2"/>0 /var/run/utmp</text:p>
        </text:list-item>
        <text:list-item>
          <text:p text:style-name="P5"><text:span text:style-name="T1">Какой системный вызов использует </text:span><text:span text:style-name="Source_20_Text"><text:span text:style-name="T1">uname -a</text:span></text:span><text:span text:style-name="T1">? Приведите цитату из man по этому системному вызову, где описывается альтернативное местоположение в </text:span><text:span text:style-name="Source_20_Text"><text:span text:style-name="T1">/proc</text:span></text:span><text:span text:style-name="T1">, где можно узнать версию ядра и релиз ОС. </text:span></text:p>
          <text:p text:style-name="P12">Ответ:</text:p>
          <text:p text:style-name="P12">man 2 uname</text:p>
          <text:p text:style-name="P12">Part of the utsname information is also accessible via /proc/sys/kernel/{ostype, hostname, osrelease, version, domainname}.</text:p>
        </text:list-item>
        <text:list-item>
          <text:p text:style-name="P4"><text:span text:style-name="T1">Чем отличается последовательность команд через </text:span><text:span text:style-name="Source_20_Text"><text:span text:style-name="T1">;</text:span></text:span><text:span text:style-name="T1"> и через </text:span><text:span text:style-name="Source_20_Text"><text:span text:style-name="T1">&amp;&amp;</text:span></text:span><text:span text:style-name="T1"> в bash? Например: </text:span></text:p>
          <text:p text:style-name="P1">root@netology1:~# test -d /tmp/some_dir; echo Hi</text:p>
          <text:p text:style-name="P1">Hi</text:p>
          <text:p text:style-name="P1">root@netology1:~# test -d /tmp/some_dir &amp;&amp; echo Hi</text:p>
          <text:p text:style-name="P2">root@netology1:~#</text:p>
          <text:p text:style-name="P5"><text:span text:style-name="T1">Есть ли смысл использовать в bash </text:span><text:span text:style-name="Source_20_Text"><text:span text:style-name="T1">&amp;&amp;</text:span></text:span><text:span text:style-name="T1">, если применить </text:span><text:span text:style-name="Source_20_Text"><text:span text:style-name="T1">set -e</text:span></text:span><text:span text:style-name="T1">? </text:span></text:p>
          <text:p text:style-name="P12">Ответ:</text:p>
          <text:p text:style-name="P12">Последовательность команд <text:s/>через ; предполагает их последовательное исполнение независимо от результата предыдущей, через <text:span text:style-name="T6">&amp;&amp; предполагает, что предыдущая команда закончилась с выходом 0.</text:span></text:p>
          <text:p text:style-name="P13">Команду <text:span text:style-name="T5">ping -c 1 </text:span>netology.ru &amp;&amp;<text:span text:style-name="T5"> <text:s/>echo ok </text:span><text:s/></text:p>
          <text:p text:style-name="P13">можно заменить командой с set -e</text:p>
          <text:p text:style-name="P12">bash -c 'set -e; ping -c 1 <text:span text:style-name="T6">netology.ru</text:span>; <text:s/>echo ok'</text:p>
        </text:list-item>
        <text:list-item>
          <text:p text:style-name="P5"><text:span text:style-name="T1">Из каких опций состоит режим bash </text:span><text:span text:style-name="Source_20_Text"><text:span text:style-name="T1">set -euxo pipefail</text:span></text:span><text:span text:style-name="T1"> и почему его хорошо было бы использовать в сценариях? </text:span></text:p>
          <text:p text:style-name="P13">Ответ:</text:p>
          <text:p text:style-name="P16">-e <text:s/><text:span text:style-name="T8">в</text:span>ыйти немедленно, <text:span text:style-name="T8">но проверятся код ошибки послдней комманды в пайпе</text:span></text:p>
          <text:p text:style-name="P17"><text:span text:style-name="T7">-u </text:span>проверяет инициализацию переменных <text:span text:style-name="T8">и параметры </text:span>в скрипте. </text:p>
          <text:p text:style-name="P17">-<text:span text:style-name="T8">x </text:span>bash печатает в стандартный вывод все команды перед их исполнением. </text:p>
          <text:p text:style-name="P17"><text:span text:style-name="T6">pipefail <text:s/></text:span>все команды в пайпах завершились успешно</text:p>
          <text:p text:style-name="P21">Указанные опции позволяют более тонко контролировать исполнение сценариев.</text:p>
        </text:list-item>
        <text:list-item>
          <text:p text:style-name="P4"><text:span text:style-name="T1">Используя </text:span><text:span text:style-name="Source_20_Text"><text:span text:style-name="T1">-o stat</text:span></text:span><text:span text:style-name="T1"> для </text:span><text:span text:style-name="Source_20_Text"><text:span text:style-name="T1">ps</text:span></text:span><text:span text:style-name="T1">, определите, какой наиболее часто встречающийся статус у процессов в системе. В </text:span><text:span text:style-name="Source_20_Text"><text:span text:style-name="T1">man ps</text:span></text:span><text:span text:style-name="T1"> ознакомьтесь (</text:span><text:span text:style-name="Source_20_Text"><text:span text:style-name="T1">/PROCESS STATE CODES</text:span></text:span><text:span text:style-name="T1">) что значат дополнительные к основной заглавной буквы статуса процессов. Его можно не учитывать при расчете (считать S, Ss или Ssl равнозначными). </text:span></text:p>
          <text:p text:style-name="P19">Ответ:</text:p>
          <text:p text:style-name="P19">ps -ax -o stat|cut -c1-1 |sort |uniq -c|sort -n</text:p>
          <text:p text:style-name="P20"><text:s text:c="4"/>1 D</text:p>
          <text:p text:style-name="P20"><text:s text:c="4"/>2 R</text:p>
          <text:p text:style-name="P19"><text:s text:c="4"/>137 I</text:p>
          <text:p text:style-name="P18"><text:span text:style-name="T8"><text:s text:c="4"/>338 S - interruptible sleep (waiting for an event to complete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18:54:19.215622525</meta:creation-date>
    <dc:date>2022-10-23T22:13:17.392298390</dc:date>
    <meta:editing-duration>PT1H35M24S</meta:editing-duration>
    <meta:editing-cycles>2</meta:editing-cycles>
    <meta:generator>LibreOffice/7.3.6.2$Linux_X86_64 LibreOffice_project/30$Build-2</meta:generator>
    <meta:print-date>2022-10-23T20:34:29.860842968</meta:print-date>
    <meta:document-statistic meta:table-count="0" meta:image-count="0" meta:object-count="0" meta:page-count="2" meta:paragraph-count="68" meta:word-count="608" meta:character-count="4455" meta:non-whitespace-character-count="3767"/>
  </office:meta>
</office:document-meta>
</file>